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6dee0"/>
    </style:style>
    <style:style style:name="P6" style:family="paragraph" style:parent-style-name="DocHeading1">
      <style:text-properties officeooo:rsid="0051a912" officeooo:paragraph-rsid="0056dee0"/>
    </style:style>
    <style:style style:name="P7" style:family="paragraph" style:parent-style-name="DocText">
      <style:text-properties officeooo:paragraph-rsid="0056dee0"/>
    </style:style>
    <style:style style:name="P8" style:family="paragraph" style:parent-style-name="DocText">
      <style:text-properties officeooo:paragraph-rsid="005773d2"/>
    </style:style>
    <style:style style:name="P9" style:family="paragraph" style:parent-style-name="DocCode">
      <style:text-properties officeooo:paragraph-rsid="005773d2"/>
    </style:style>
    <style:style style:name="P10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dee0"/>
    </style:style>
    <style:style style:name="T4" style:family="text">
      <style:text-properties officeooo:rsid="005773d2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0"><text:title>Program Execution</text:title></text:p>
      <text:h text:style-name="P6" text:outline-level="1"><text:span text:style-name="T3">Command Line Execution</text:span></text:h>
      <text:p text:style-name="P5"><text:span text:style-name="T3">oFreq is executed through the following command</text:span></text:p>
      <text:p text:style-name="DocCode"><text:span text:style-name="T3">ofreq &lt;Path to Directory&gt; </text:span></text:p>
      <text:p text:style-name="DocText"><text:span text:style-name="T3"/></text:p>
      <text:p text:style-name="P5"><text:span text:style-name="T3">The path is to the root directory of the oFreq analysis. <text:s/>For more information about the directory structure, see page U04-0010.0003</text:span></text:p>
      <text:h text:style-name="DocHeading1" text:outline-level="1"><text:span text:style-name="T3">Command Line Options</text:span></text:h>
      <text:p text:style-name="P5"><text:span text:style-name="T3">Currently, oFreq has no command line options. <text:s/>It expects a path to the root directory of the oFreq analysis. <text:s/>If no path is specified, oFreq assumes it is the current working directory.</text:span></text:p>
      <text:p text:style-name="P5"><text:span text:style-name="T3">Example of using the current working directory.</text:span></text:p>
      <text:p text:style-name="DocCode"><text:span text:style-name="T3">:&gt; pwd</text:span></text:p>
      <text:p text:style-name="DocCode"><text:span text:style-name="T3">:&gt; /home/user/example1/</text:span></text:p>
      <text:p text:style-name="DocCode"><text:span text:style-name="T3">:&gt; ofreq</text:span></text:p>
      <text:p text:style-name="DocText"><text:span text:style-name="T3"/></text:p>
      <text:p text:style-name="P7"><text:span text:style-name="T3">The first two lines of codes just show a common Linux command to find what the present working directory is. <text:s/>The last line is the command to run oFreq. <text:s/>No path was provided. <text:s/>In that case, oFreq assumed the path was:</text:span></text:p>
      <text:p text:style-name="DocCode"><text:span text:style-name="T3">/home/user/example1/</text:span></text:p>
      <text:p text:style-name="DocText"><text:span text:style-name="T3"/></text:p>
      <text:h text:style-name="DocHeading1" text:outline-level="1"><text:span text:style-name="T3">File Path</text:span></text:h>
      <text:p text:style-name="P5"><text:span text:style-name="T3">File path can be specified just like any other file path. <text:s/>It can be a relative or absolute path. <text:s/></text:span></text:p>
      <text:p text:style-name="P5"><text:span text:style-name="T3">Example of </text:span><text:span text:style-name="T4">a relative path specification:</text:span></text:p>
      <text:p text:style-name="P9"><text:span text:style-name="T3">:&gt; pwd</text:span></text:p>
      <text:p text:style-name="P9"><text:span text:style-name="T3">:&gt; /home/user/example</text:span><text:span text:style-name="T4">2</text:span><text:span text:style-name="T3">/</text:span><text:span text:style-name="T4">system</text:span></text:p>
      <text:p text:style-name="P9"><text:span text:style-name="T3">:&gt; ofreq ../</text:span></text:p>
      <text:p text:style-name="P8"><text:span text:style-name="T3"/></text:p>
      <text:p text:style-name="P8"><text:span text:style-name="T4">The last line is the only one used by oFreq. <text:s/>In this case, oFreq would execute with the following path:</text:span></text:p>
      <text:p text:style-name="DocCode"><text:span text:style-name="T4">/home/user/example2/</text:span></text:p>
      <text:p text:style-name="P8"><text:soft-page-break/><text:span text:style-name="T4">Example of an absolute path specification:</text:span></text:p>
      <text:p text:style-name="P9"><text:span text:style-name="T3">:&gt; pwd</text:span></text:p>
      <text:p text:style-name="P9"><text:span text:style-name="T3">:&gt; /home/user</text:span><text:span text:style-name="T4">1</text:span><text:span text:style-name="T3">/</text:span></text:p>
      <text:p text:style-name="P9"><text:span text:style-name="T3">:&gt; ofreq /</text:span><text:span text:style-name="T4">home/user2/example3/</text:span></text:p>
      <text:p text:style-name="P8"><text:span text:style-name="T4"/></text:p>
      <text:p text:style-name="P8"><text:span text:style-name="T4">The last line is the only one used by oFreq. <text:s/>In this case, oFreq would execute with the following path:</text:span></text:p>
      <text:p text:style-name="DocCode"><text:span text:style-name="T4">/home/user2/example3</text:span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50_program_execution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5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5:34:49</meta:creation-date>
    <meta:editing-cycles>3</meta:editing-cycles>
    <meta:editing-duration>PT2M46S</meta:editing-duration>
    <dc:description>How to actually execute the program.</dc:description>
    <dc:subject>U04-0050</dc:subject>
    <dc:title>Program Execution</dc:title>
    <dc:date>2014-04-21T15:44:48</dc:date>
    <meta:document-statistic meta:table-count="0" meta:image-count="0" meta:object-count="0" meta:page-count="2" meta:paragraph-count="31" meta:word-count="228" meta:character-count="1415" meta:non-whitespace-character-count="1201"/>
    <meta:user-defined meta:name="Info 1"/>
    <meta:user-defined meta:name="Info 2"/>
    <meta:user-defined meta:name="Info 3"/>
    <meta:user-defined meta:name="Info 4"/>
  </office:meta>
</office:document-meta>
</file>